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w Cen MT Condensed Extra Bold" svg:font-family="'Tw Cen MT Condensed Extra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7.267cm"/>
    </style:style>
    <style:style style:name="co3" style:family="table-column">
      <style:table-column-properties fo:break-before="auto" style:column-width="9.174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5.151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2.82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Feuil1_20__28_2_29_">
      <style:table-properties table:display="true" style:writing-mode="lr-tb"/>
    </style:style>
    <style:style style:name="ce1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w Cen MT Condensed Extra Bold" fo:font-size="28pt" fo:font-style="normal" fo:text-shadow="none" style:text-underline-style="none" fo:font-weight="bold" style:font-size-asian="28pt" style:font-style-asian="normal" style:font-weight-asian="bold" style:font-name-complex="Tw Cen MT Condensed Extra 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 (2)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 table:number-columns-spanned="9" table:number-rows-spanned="1">
            <text:p>INVENTAIRE DES DOCUMENTS A LA BIBLIOTHEQUE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/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AUTEUR</text:p>
          </table:table-cell>
          <table:table-cell table:style-name="ce3" office:value-type="string" calcext:value-type="string">
            <text:p>TITRE (ŒUVRE) </text:p>
          </table:table-cell>
          <table:table-cell table:style-name="ce3" office:value-type="string" calcext:value-type="string">
            <text:p>LIEU D'EDITON </text:p>
          </table:table-cell>
          <table:table-cell table:style-name="ce3" office:value-type="string" calcext:value-type="string">
            <text:p>DATE PARUTION</text:p>
          </table:table-cell>
          <table:table-cell table:style-name="ce10" office:value-type="string" calcext:value-type="string">
            <text:p>NOMBRE 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OMAINE</text:p>
          </table:table-cell>
          <table:table-cell table:style-name="ce10" office:value-type="string" calcext:value-type="string">
            <text:p>NIVEAU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AYE- (Camara)</text:p>
          </table:table-cell>
          <table:table-cell table:style-name="ce7" office:value-type="string" calcext:value-type="string">
            <text:p>L' enfant noir</text:p>
          </table:table-cell>
          <table:table-cell table:style-name="ce7" office:value-type="string" calcext:value-type="string">
            <text:p>Pocket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2e degré</text:p>
          </table:table-cell>
          <table:table-cell table:style-name="ce16" table:number-columns-repeated="2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ASQUIN (Rene)</text:p>
          </table:table-cell>
          <table:table-cell table:style-name="ce8" office:value-type="string" calcext:value-type="string">
            <text:p>Mecanique première parti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5" calcext:value-type="float">
            <text:p>200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Document technique</text:p>
          </table:table-cell>
          <table:table-cell table:style-name="ce15" office:value-type="string" calcext:value-type="string">
            <text:p>Construction mécanique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MUS (Albert)</text:p>
          </table:table-cell>
          <table:table-cell table:style-name="ce7" office:value-type="string" calcext:value-type="string">
            <text:p>Etranger</text:p>
          </table:table-cell>
          <table:table-cell table:style-name="ce7" office:value-type="string" calcext:value-type="string">
            <text:p>Gallimard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HEDRE (Racine)</text:p>
          </table:table-cell>
          <table:table-cell table:style-name="ce7" office:value-type="string" calcext:value-type="string">
            <text:p>Racine LGF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1999" calcext:value-type="float">
            <text:p>1999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oman 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BONI (Nazi)</text:p>
          </table:table-cell>
          <table:table-cell table:style-name="ce7" office:value-type="string" calcext:value-type="string">
            <text:p>Crepuscule des temps anciens EP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94" calcext:value-type="float">
            <text:p>1994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HASSANG(A)</text:p>
          </table:table-cell>
          <table:table-cell table:style-name="ce7" office:value-type="string" calcext:value-type="string">
            <text:p>Les textes litteraires generaux</text:p>
          </table:table-cell>
          <table:table-cell table:style-name="ce7" office:value-type="string" calcext:value-type="string">
            <text:p>HACHETE</text:p>
          </table:table-cell>
          <table:table-cell table:style-name="ce4" office:value-type="float" office:value="1991" calcext:value-type="float">
            <text:p>199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ACHEBE (Chinua)</text:p>
          </table:table-cell>
          <table:table-cell table:style-name="ce7" office:value-type="string" calcext:value-type="string">
            <text:p>Le monde s effondre P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72" calcext:value-type="float">
            <text:p>197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Africain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ADJI (Abdoulaye)</text:p>
          </table:table-cell>
          <table:table-cell table:style-name="ce7" office:value-type="string" calcext:value-type="string">
            <text:p>Maimoun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58" calcext:value-type="float">
            <text:p>1958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Africain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ARCHAMBAULI (Edith)</text:p>
          </table:table-cell>
          <table:table-cell table:style-name="ce7" office:value-type="string" calcext:value-type="string">
            <text:p>Comptabilite nationale économiqu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Document technique</text:p>
          </table:table-cell>
          <table:table-cell table:style-name="ce13" office:value-type="string" calcext:value-type="string">
            <text:p>Comptabilité 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FRANCOIS (Bruno)</text:p>
          </table:table-cell>
          <table:table-cell table:style-name="ce7" office:value-type="string" calcext:value-type="string">
            <text:p>Science Economique et sociale</text:p>
          </table:table-cell>
          <table:table-cell table:style-name="ce7" office:value-type="string" calcext:value-type="string">
            <text:p>France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Manuel scolaire</text:p>
          </table:table-cell>
          <table:table-cell table:style-name="ce14" office:value-type="string" calcext:value-type="string">
            <text:p>Science social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LA ROUSSE (Christian)</text:p>
          </table:table-cell>
          <table:table-cell table:style-name="ce7" office:value-type="string" calcext:value-type="string">
            <text:p>Les grands problèmes</text:p>
          </table:table-cell>
          <table:table-cell table:style-name="ce7" office:value-type="string" calcext:value-type="string">
            <text:p>Hatier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Manuel scolaire</text:p>
          </table:table-cell>
          <table:table-cell table:style-name="ce14" office:value-type="string" calcext:value-type="string">
            <text:p>Droit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CALVET (jacques)</text:p>
          </table:table-cell>
          <table:table-cell table:style-name="ce7" office:value-type="string" calcext:value-type="string">
            <text:p>Analyse économiqu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Document technique</text:p>
          </table:table-cell>
          <table:table-cell table:style-name="ce14" office:value-type="string" calcext:value-type="string">
            <text:p>Economie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SECRETAIRE </text:p>
          </table:table-cell>
          <table:table-cell table:style-name="ce7" office:value-type="string" calcext:value-type="string">
            <text:p>Le parfait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ocument technique</text:p>
          </table:table-cell>
          <table:table-cell table:style-name="ce14" office:value-type="string" calcext:value-type="string">
            <text:p>Secrétariat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PIGET (Patrick)</text:p>
          </table:table-cell>
          <table:table-cell table:style-name="ce7" office:value-type="string" calcext:value-type="string">
            <text:p>Comptabilite Analytique-Economique 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ocument technique</text:p>
          </table:table-cell>
          <table:table-cell table:style-name="ce14" office:value-type="string" calcext:value-type="string">
            <text:p>Comptabilité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 table:number-rows-repeated="470">
          <table:table-cell table:number-columns-repeated="4"/>
          <table:table-cell table:style-name="ce5"/>
          <table:table-cell table:number-columns-repeated="7"/>
          <table:table-cell table:style-name="ce9" table:number-columns-repeated="1012"/>
        </table:table-row>
        <table:table-row table:style-name="ro5" table:number-rows-repeated="1043746">
          <table:table-cell table:number-columns-repeated="1024"/>
        </table:table-row>
        <table:table-row table:style-name="ro6" table:number-rows-repeated="434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w Cen MT Condensed Extra Bold" svg:font-family="'Tw Cen MT Condensed Extra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4" style:display-name="PageStyle_Feuil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_28_2_29_" style:display-name="PageStyle_Feuil1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_28_3_29_" style:display-name="PageStyle_Feuil1 (3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0:27:47</meta:creation-date>
    <meta:initial-creator>SECRETAIRE</meta:initial-creator>
    <dc:language>en-CA</dc:language>
    <meta:print-date>2022-06-20T06:31:05</meta:print-date>
    <dc:date>2022-09-09T16:03:01.373385004</dc:date>
    <meta:editing-cycles>3</meta:editing-cycles>
    <meta:editing-duration>PT22M3S</meta:editing-duration>
    <meta:generator>LibreOffice/6.4.7.2$Linux_X86_64 LibreOffice_project/40$Build-2</meta:generator>
    <meta:document-statistic meta:table-count="1" meta:cell-count="1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